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AjaxCallback.prepareRendererAll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ncodeAjaxCallback.invokeContextCallback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